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6.61mm" fo:margin-left="43.55mm" table:align="left" style:writing-mode="lr-tb"/>
    </style:style>
    <style:style style:name="Table1.A" style:family="table-column">
      <style:table-column-properties style:column-width="81.77mm"/>
    </style:style>
    <style:style style:name="Table1.B" style:family="table-column">
      <style:table-column-properties style:column-width="10.92mm"/>
    </style:style>
    <style:style style:name="Table1.C" style:family="table-column">
      <style:table-column-properties style:column-width="23.92mm"/>
    </style:style>
    <style:style style:name="Table1.1" style:family="table-row">
      <style:table-row-properties style:row-height="4.76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3" style:family="table-row">
      <style:table-row-properties style:row-height="0.58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4" style:family="table-row">
      <style:table-row-properties style:row-height="4.02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.21mm" fo:margin-bottom="0mm" fo:line-height="0.35mm" style:page-number="auto"/>
    </style:style>
    <style:style style:name="P2" style:family="paragraph" style:parent-style-name="Standard">
      <style:paragraph-properties fo:margin-top="1.27mm" fo:margin-bottom="0mm" fo:text-align="center" style:justify-single-word="false"/>
    </style:style>
    <style:style style:name="P3" style:family="paragraph" style:parent-style-name="Standard">
      <style:paragraph-properties fo:margin-top="4.45mm" fo:margin-bottom="0mm" fo:text-align="center" style:justify-single-word="false"/>
    </style:style>
    <style:style style:name="P4" style:family="paragraph" style:parent-style-name="Standard">
      <style:paragraph-properties fo:margin-left="0mm" fo:margin-right="7.83mm" fo:margin-top="0.64mm" fo:margin-bottom="0mm" fo:line-height="83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5" style:family="paragraph" style:parent-style-name="Standard">
      <style:paragraph-properties fo:margin-left="0mm" fo:margin-right="7.83mm" fo:margin-top="10.16mm" fo:margin-bottom="0mm" fo:line-height="81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6" style:family="paragraph" style:parent-style-name="Standard">
      <style:paragraph-properties fo:margin-left="0mm" fo:margin-right="3.07mm" fo:margin-top="4.45mm" fo:margin-bottom="0mm" fo:line-height="3.42mm" fo:text-align="end" style:justify-single-word="false" fo:text-indent="0mm" style:auto-text-indent="false"/>
    </style:style>
    <style:style style:name="P7" style:family="paragraph" style:parent-style-name="Standard">
      <style:paragraph-properties fo:margin-top="0mm" fo:margin-bottom="4.73mm" fo:line-height="0.35mm"/>
    </style:style>
    <style:style style:name="P8" style:family="paragraph" style:parent-style-name="Standard">
      <style:paragraph-properties fo:margin-top="8.89mm" fo:margin-bottom="0mm"/>
    </style:style>
    <style:style style:name="P9" style:family="paragraph" style:parent-style-name="Standard">
      <style:paragraph-properties fo:margin-left="0mm" fo:margin-right="86.36mm" fo:margin-top="14.61mm" fo:margin-bottom="0mm" fo:text-indent="0mm" style:auto-text-indent="false"/>
    </style:style>
    <style:style style:name="P10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156.97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45.21mm" style:leader-style="dotted" style:leader-text="."/>
          <style:tab-stop style:position="121.09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5.08mm" fo:margin-bottom="0mm" fo:line-height="85%">
        <style:tab-stops>
          <style:tab-stop style:position="32.39mm" style:leader-style="dotted" style:leader-text="."/>
          <style:tab-stop style:position="157.48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5.72mm" fo:margin-bottom="0mm" fo:line-height="85%">
        <style:tab-stops>
          <style:tab-stop style:position="74.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71.12mm" fo:margin-right="0mm" fo:margin-top="9.53mm" fo:margin-bottom="0mm" fo:text-indent="0mm" style:auto-text-indent="false">
        <style:tab-stops>
          <style:tab-stop style:position="88.51mm" style:type="right"/>
          <style:tab-stop style:position="154.04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53.34mm" fo:margin-right="0mm" fo:margin-top="5.08mm" fo:margin-bottom="0mm" fo:line-height="85%" fo:text-indent="0mm" style:auto-text-indent="false"/>
    </style:style>
    <style:style style:name="P16" style:family="paragraph" style:parent-style-name="Standard">
      <style:paragraph-properties fo:margin-left="36.83mm" fo:margin-right="0mm" fo:margin-top="0mm" fo:margin-bottom="23.5mm" fo:text-indent="0mm" style:auto-text-indent="false">
        <style:tab-stops>
          <style:tab-stop style:position="88.51mm" style:type="right"/>
          <style:tab-stop style:position="144.52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64mm" fo:margin-bottom="3.81mm"/>
    </style:style>
    <style:style style:name="P18" style:family="paragraph" style:parent-style-name="Standard">
      <style:paragraph-properties fo:margin-left="0mm" fo:margin-right="76.2mm" fo:margin-top="3.18mm" fo:margin-bottom="0mm" fo:line-height="6.9mm" fo:text-indent="0mm" style:auto-text-indent="false"/>
    </style:style>
    <style:style style:name="P19" style:family="paragraph" style:parent-style-name="Standard">
      <style:paragraph-properties fo:margin-top="3.81mm" fo:margin-bottom="0mm" fo:line-height="4.15mm">
        <style:tab-stops>
          <style:tab-stop style:position="56.83mm" style:type="right"/>
        </style:tab-stops>
      </style:paragraph-properties>
    </style:style>
    <style:style style:name="P20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21" style:family="paragraph" style:parent-style-name="Standard" style:master-page-name="">
      <style:paragraph-properties fo:line-height="5.01mm" style:page-number="auto"/>
    </style:style>
    <style:style style:name="P22" style:family="paragraph" style:parent-style-name="Frame_20_contents">
      <style:paragraph-properties fo:line-height="86%"/>
    </style:style>
    <style:style style:name="P23" style:family="paragraph" style:parent-style-name="Frame_20_contents">
      <style:paragraph-properties fo:margin-left="0mm" fo:margin-right="27.94mm" fo:line-height="7.39mm" fo:text-indent="0mm" style:auto-text-indent="false"/>
    </style:style>
    <style:style style:name="P24" style:family="paragraph" style:parent-style-name="Frame_20_contents">
      <style:paragraph-properties fo:margin-top="3.18mm" fo:margin-bottom="1.27mm" fo:line-height="103%"/>
    </style:style>
    <style:style style:name="T1" style:family="text">
      <style:text-properties fo:color="#000000" style:font-name="Times New Roman" fo:font-size="12pt" style:font-size-asian="12pt" style:text-scale="105%"/>
    </style:style>
    <style:style style:name="T2" style:family="text">
      <style:text-properties fo:color="#000000" style:font-name="Times New Roman" fo:font-size="12pt" fo:font-weight="bold" style:font-size-asian="12pt" style:font-weight-asian="bold"/>
    </style:style>
    <style:style style:name="T3" style:family="text">
      <style:text-properties fo:color="#000000" style:font-name="Times New Roman" fo:font-size="12pt" fo:letter-spacing="-0.11mm" style:font-size-asian="12pt" style:text-scale="105%"/>
    </style:style>
    <style:style style:name="T4" style:family="text">
      <style:text-properties fo:color="#000000" style:font-name="Times New Roman" fo:font-size="12pt" fo:letter-spacing="-0.14mm" style:font-size-asian="12pt" style:text-scale="105%"/>
    </style:style>
    <style:style style:name="T5" style:family="text">
      <style:text-properties fo:color="#000000" style:font-name="Times New Roman" fo:font-size="12pt" fo:letter-spacing="-0.09mm" style:font-size-asian="12pt" style:text-scale="105%"/>
    </style:style>
    <style:style style:name="T6" style:family="text">
      <style:text-properties fo:color="#000000" style:font-name="Times New Roman" fo:font-size="12pt" fo:letter-spacing="-0.07mm" style:font-size-asian="12pt" style:text-scale="105%"/>
    </style:style>
    <style:style style:name="T7" style:family="text">
      <style:text-properties fo:color="#000000" style:font-name="Times New Roman" fo:font-size="12pt" fo:letter-spacing="-0.28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-0.16mm" style:font-size-asian="12pt" style:text-scale="105%"/>
    </style:style>
    <style:style style:name="T10" style:family="text">
      <style:text-properties fo:color="#000000" style:font-name="Times New Roman" fo:font-size="12pt" fo:letter-spacing="-0.18mm" style:font-size-asian="12pt" style:text-scale="105%"/>
    </style:style>
    <style:style style:name="T11" style:family="text">
      <style:text-properties fo:color="#000000" style:font-name="Times New Roman" fo:font-size="27.5pt" fo:font-weight="bold" style:font-size-asian="27.5pt" style:font-weight-asian="bold" style:text-scale="105%"/>
    </style:style>
    <style:style style:name="T12" style:family="text">
      <style:text-properties fo:color="#000000" style:font-name="Times New Roman" fo:font-size="9.5pt" fo:letter-spacing="-0.07mm" style:font-size-asian="9.5pt" style:text-scale="11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2">THE COMPANIES ACT <text:line-break/>(CHAPTER 50) <text:line-break/>SECTIONS 35(5) AND 372(3)</text:span></text:p>
            <text:p text:style-name="P3"><text:span text:style-name="T2">NOTICE OF INCREASE IN NUMBER <text:line-break/>OF MEMBE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B1" table:number-rows-spanned="3" office:value-type="string">
            <text:p text:style-name="P4"><text:span text:style-name="T1">FORM</text:span></text:p>
            <text:p text:style-name="P5"><text:span text:style-name="T11">21</text:span></text:p>
            <text:p text:style-name="P6"><text:span text:style-name="T1">Folio No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7"/>
      <text:p text:style-name="Standard"><text:span text:style-name="T3">Name of Company:</text:span></text:p>
      <text:p text:style-name="P8"><text:span text:style-name="T1">Company No:</text:span></text:p>
      <text:p text:style-name="P9"><text:span text:style-name="T4">The Registrar of Companies &amp; Businesses, </text:span><text:span text:style-name="T1">Singapore</text:span></text:p>
      <text:p text:style-name="P10"><text:span text:style-name="T5">The abovenamed company hereby gives notice that on<text:tab/></text:span></text:p>
      <text:p text:style-name="P12"><text:span text:style-name="T1"><text:tab/></text:span><text:span text:style-name="T6">the authorised number of its members was increased from<text:tab/></text:span></text:p>
      <text:p text:style-name="P13"><text:span text:style-name="T7">members to<text:tab/></text:span><text:span text:style-name="T1">Members.</text:span></text:p>
      <text:p text:style-name="P11"><text:span text:style-name="T3">Dated this <text:tab/></text:span><text:span text:style-name="T1">day of<text:tab/></text:span></text:p>
      <text:p text:style-name="P14"><text:span text:style-name="T1"><text:tab/>Signature: <text:tab/></text:span></text:p>
      <text:p text:style-name="P15"><text:span text:style-name="T8">Name of *Director/</text:span></text:p>
      <text:p text:style-name="P16"><text:span text:style-name="T1"><text:tab/></text:span><text:span text:style-name="T6">Secretary/Agent in Singapore: <text:tab/></text:span></text:p>
      <text:p text:style-name="P17"><text:span text:style-name="T12">* Delete where inapplicable.</text:span></text:p>
      <text:p text:style-name="Standard"/>
      <text:section text:style-name="Sect1" text:name="TextSection">
        <text:p text:style-name="P21"><draw:frame draw:style-name="fr1" text:anchor-type="paragraph" svg:x="143.63mm" svg:y="226.47mm" svg:width="42.88mm" svg:height="4.22mm" draw:z-index="4"><draw:text-box><text:p text:style-name="P22"><text:span text:style-name="T3">For Official Use</text:span></text:p></draw:text-box></draw:frame><text:span text:style-name="T9">Lodged in the office of the Registrar of Companies &amp; </text:span><text:span text:style-name="T1">Businesses by</text:span></text:p>
        <text:p text:style-name="P18"><draw:frame draw:style-name="fr1" text:anchor-type="paragraph" svg:x="96.96mm" svg:y="3.05mm" svg:width="63.2mm" svg:height="24.59mm" draw:z-index="5"><draw:text-box><text:p text:style-name="P23"><text:span text:style-name="T10">Date of Registration: </text:span><text:span text:style-name="T1">Receipt No:</text:span></text:p><text:p text:style-name="P24"><text:span text:style-name="T1">Checked By:</text:span></text:p></draw:text-box></draw:frame><text:span text:style-name="T1">Name: </text:span><text:span text:style-name="T9">Address:</text:span></text:p>
        <text:p text:style-name="P19"><text:span text:style-name="T10">A/c No:<text:tab/></text:span><text:span text:style-name="T1">Tel No:</text:span><text:bookmark text:name="_GoBack"/></text:p>
        <text:p text:style-name="P20"><text:span text:style-name="T1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8.08mm" fo:margin-bottom="20.67mm" fo:margin-left="26.35mm" fo:margin-right="22.65mm" style:writing-mode="lr-tb" style:layout-grid-color="#c0c0c0" style:layout-grid-lines="2485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6:07:00</meta:creation-date>
    <dc:date>2015-12-16T06:09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97" meta:character-count="588" meta:non-whitespace-character-count="5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